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:4 S:242 V:40</text:p>
      <text:p text:style-name="Standard">H:2 S:248 V:37</text:p>
      <text:p text:style-name="Standard">H:6 S:236 V:41</text:p>
      <text:p text:style-name="Standard">H:3 S:222 V:39</text:p>
      <text:p text:style-name="Standard">H:0 S:255 V:40</text:p>
      <text:p text:style-name="Standard">H:2 S:194 V:42</text:p>
      <text:p text:style-name="Standard">H:1 S:255 V:32</text:p>
      <text:p text:style-name="Standard">H:3 S:255 V:28</text:p>
      <text:p text:style-name="Standard">H:4 S:255 V:29</text:p>
      <text:p text:style-name="Standard">H:3 S:188 V:87</text:p>
      <text:p text:style-name="Standard">H:6 S:171 V:82</text:p>
      <text:p text:style-name="Standard">H:17 S:88 V:145</text:p>
      <text:p text:style-name="Standard">H:17 S:107 V:221</text:p>
      <text:p text:style-name="Standard">H:16 S:108 V:167</text:p>
      <text:p text:style-name="Standard">H:0 S:229 V:78</text:p>
      <text:p text:style-name="Standard">H:2 S:255 V:68</text:p>
      <text:p text:style-name="Standard">H:179 S:204 V:65</text:p>
      <text:p text:style-name="Standard">H:179 S:212 V:53</text:p>
      <text:p text:style-name="Standard">H:8 S:197 V:53</text:p>
      <text:p text:style-name="Standard">H:2 S:227 V:46</text:p>
      <text:p text:style-name="Standard">H:4 S:209 V:44</text:p>
      <text:p text:style-name="Standard">H:6 S:215 V:51</text:p>
      <text:p text:style-name="Standard">H:178 S:246 V:54</text:p>
      <text:p text:style-name="Standard">H:2 S:242 V: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8T14:36:07.116033829</meta:creation-date>
    <dc:date>2023-02-18T17:30:24.582388862</dc:date>
    <meta:editing-duration>PT2H43M50S</meta:editing-duration>
    <meta:editing-cycles>1</meta:editing-cycles>
    <meta:document-statistic meta:table-count="0" meta:image-count="0" meta:object-count="0" meta:page-count="1" meta:paragraph-count="24" meta:word-count="72" meta:character-count="347" meta:non-whitespace-character-count="299"/>
    <meta:generator>LibreOffice/6.0.7.3$Linux_AARCH64 LibreOffice_project/00m0$Build-3</meta:generator>
  </office:meta>
</office:document-meta>
</file>